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treamMarshaler.isUseD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treamMarshaler.setXStream( XStream x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treamMarshaler.unmarshal( MessageExchange exchange , NormalizedMessage messa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XStreamMarshaler.get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treamMarshaler.marshal( MessageExchange exchange , NormalizedMessage message , Object bod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StreamMarshaler.setUseDOM( boolean useD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treamMarshaler.setTransformer( SourceTransformer 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treamMarshaler.createX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StreamMarshaler.getX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